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46cm"/>
    </style:style>
    <style:style style:name="co3" style:family="table-column">
      <style:table-column-properties fo:break-before="auto" style:column-width="3.7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Annelida">Annelida</text:a></text:p>
          </table:table-cell>
          <table:table-cell office:value-type="string">
            <text:p>, 7}</text:p>
          </table:table-cell>
          <table:table-cell table:formula="of:=[.A1]&amp;[.B1]&amp;[.C1]" office:value-type="string" office:string-value="{ Annelida, 7}">
            <text:p>{ Annelid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Agmata">Agmata</text:a></text:p>
          </table:table-cell>
          <table:table-cell office:value-type="string">
            <text:p>, 7}</text:p>
          </table:table-cell>
          <table:table-cell table:formula="of:=[.A2]&amp;[.B2]&amp;[.C2]" office:value-type="string" office:string-value="{ Agmata, 7}">
            <text:p>{ Agmat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Archaeocyatha">Archaeocyatha</text:a></text:p>
          </table:table-cell>
          <table:table-cell office:value-type="string">
            <text:p>, 7}</text:p>
          </table:table-cell>
          <table:table-cell table:formula="of:=[.A3]&amp;[.B3]&amp;[.C3]" office:value-type="string" office:string-value="{ Archaeocyatha, 7}">
            <text:p>{ Archaeocyath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Arthropoda">Arthropoda</text:a></text:p>
          </table:table-cell>
          <table:table-cell office:value-type="string">
            <text:p>, 7}</text:p>
          </table:table-cell>
          <table:table-cell table:formula="of:=[.A4]&amp;[.B4]&amp;[.C4]" office:value-type="string" office:string-value="{ Arthropoda, 7}">
            <text:p>{ Arthropod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Brachiopoda">Brachiopoda</text:a></text:p>
          </table:table-cell>
          <table:table-cell office:value-type="string">
            <text:p>, 7}</text:p>
          </table:table-cell>
          <table:table-cell table:formula="of:=[.A5]&amp;[.B5]&amp;[.C5]" office:value-type="string" office:string-value="{ Brachiopoda, 7}">
            <text:p>{ Brachiopod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Bryozoa">Bryozoa</text:a>(<text:a xlink:href="https://en.wikipedia.org/wiki/Ectoprocta">Ectoprocta</text:a>)</text:p>
          </table:table-cell>
          <table:table-cell office:value-type="string">
            <text:p>, 7}</text:p>
          </table:table-cell>
          <table:table-cell table:formula="of:=[.A6]&amp;[.B6]&amp;[.C6]" office:value-type="string" office:string-value="{ Bryozoa(Ectoprocta), 7}">
            <text:p>{ Bryozoa(Ectoprocta)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Chaetognatha">Chaetognatha</text:a></text:p>
          </table:table-cell>
          <table:table-cell office:value-type="string">
            <text:p>, 7}</text:p>
          </table:table-cell>
          <table:table-cell table:formula="of:=[.A7]&amp;[.B7]&amp;[.C7]" office:value-type="string" office:string-value="{ Chaetognatha, 7}">
            <text:p>{ Chaetognath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Chordata">Chordata</text:a></text:p>
          </table:table-cell>
          <table:table-cell office:value-type="string">
            <text:p>, 7}</text:p>
          </table:table-cell>
          <table:table-cell table:formula="of:=[.A8]&amp;[.B8]&amp;[.C8]" office:value-type="string" office:string-value="{ Chordata, 7}">
            <text:p>{ Chordat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Cnidaria">Cnidaria</text:a></text:p>
          </table:table-cell>
          <table:table-cell office:value-type="string">
            <text:p>, 7}</text:p>
          </table:table-cell>
          <table:table-cell table:formula="of:=[.A9]&amp;[.B9]&amp;[.C9]" office:value-type="string" office:string-value="{ Cnidaria, 7}">
            <text:p>{ Cnidari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Ctenophora">Ctenophora</text:a></text:p>
          </table:table-cell>
          <table:table-cell office:value-type="string">
            <text:p>, 7}</text:p>
          </table:table-cell>
          <table:table-cell table:formula="of:=[.A10]&amp;[.B10]&amp;[.C10]" office:value-type="string" office:string-value="{ Ctenophora, 7}">
            <text:p>{ Ctenophor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Cycliophora">Cycliophora</text:a></text:p>
          </table:table-cell>
          <table:table-cell office:value-type="string">
            <text:p>, 7}</text:p>
          </table:table-cell>
          <table:table-cell table:formula="of:=[.A11]&amp;[.B11]&amp;[.C11]" office:value-type="string" office:string-value="{ Cycliophora, 7}">
            <text:p>{ Cycliophor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Echinodermata">Echinodermata</text:a></text:p>
          </table:table-cell>
          <table:table-cell office:value-type="string">
            <text:p>, 7}</text:p>
          </table:table-cell>
          <table:table-cell table:formula="of:=[.A12]&amp;[.B12]&amp;[.C12]" office:value-type="string" office:string-value="{ Echinodermata, 7}">
            <text:p>{ Echinodermat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Entoprocta">Entoprocta</text:a></text:p>
          </table:table-cell>
          <table:table-cell office:value-type="string">
            <text:p>, 7}</text:p>
          </table:table-cell>
          <table:table-cell table:formula="of:=[.A13]&amp;[.B13]&amp;[.C13]" office:value-type="string" office:string-value="{ Entoprocta, 7}">
            <text:p>{ Entoproct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Gastrotricha">Gastrotricha</text:a></text:p>
          </table:table-cell>
          <table:table-cell office:value-type="string">
            <text:p>, 7}</text:p>
          </table:table-cell>
          <table:table-cell table:formula="of:=[.A14]&amp;[.B14]&amp;[.C14]" office:value-type="string" office:string-value="{ Gastrotricha, 7}">
            <text:p>{ Gastrotrich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Gnathostomulida">Gnathostomulida</text:a></text:p>
          </table:table-cell>
          <table:table-cell office:value-type="string">
            <text:p>, 7}</text:p>
          </table:table-cell>
          <table:table-cell table:formula="of:=[.A15]&amp;[.B15]&amp;[.C15]" office:value-type="string" office:string-value="{ Gnathostomulida, 7}">
            <text:p>{ Gnathostomulid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Hemichordata">Hemichordata</text:a></text:p>
          </table:table-cell>
          <table:table-cell office:value-type="string">
            <text:p>, 7}</text:p>
          </table:table-cell>
          <table:table-cell table:formula="of:=[.A16]&amp;[.B16]&amp;[.C16]" office:value-type="string" office:string-value="{ Hemichordata, 7}">
            <text:p>{ Hemichordat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Kinorhyncha">Kinorhyncha</text:a></text:p>
          </table:table-cell>
          <table:table-cell office:value-type="string">
            <text:p>, 7}</text:p>
          </table:table-cell>
          <table:table-cell table:formula="of:=[.A17]&amp;[.B17]&amp;[.C17]" office:value-type="string" office:string-value="{ Kinorhyncha, 7}">
            <text:p>{ Kinorhynch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Loricifera">Loricifera</text:a></text:p>
          </table:table-cell>
          <table:table-cell office:value-type="string">
            <text:p>, 7}</text:p>
          </table:table-cell>
          <table:table-cell table:formula="of:=[.A18]&amp;[.B18]&amp;[.C18]" office:value-type="string" office:string-value="{ Loricifera, 7}">
            <text:p>{ Loricifer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Limnognathia">Micrognathozoa</text:a></text:p>
          </table:table-cell>
          <table:table-cell office:value-type="string">
            <text:p>, 7}</text:p>
          </table:table-cell>
          <table:table-cell table:formula="of:=[.A19]&amp;[.B19]&amp;[.C19]" office:value-type="string" office:string-value="{ Micrognathozoa, 7}">
            <text:p>{ Micrognathozo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Mollusca">Mollusca</text:a></text:p>
          </table:table-cell>
          <table:table-cell office:value-type="string">
            <text:p>, 7}</text:p>
          </table:table-cell>
          <table:table-cell table:formula="of:=[.A20]&amp;[.B20]&amp;[.C20]" office:value-type="string" office:string-value="{ Mollusca, 7}">
            <text:p>{ Mollusc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Nematoda">Nematoda</text:a></text:p>
          </table:table-cell>
          <table:table-cell office:value-type="string">
            <text:p>, 7}</text:p>
          </table:table-cell>
          <table:table-cell table:formula="of:=[.A21]&amp;[.B21]&amp;[.C21]" office:value-type="string" office:string-value="{ Nematoda, 7}">
            <text:p>{ Nematod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Nematomorpha">Nematomorpha</text:a></text:p>
          </table:table-cell>
          <table:table-cell office:value-type="string">
            <text:p>, 7}</text:p>
          </table:table-cell>
          <table:table-cell table:formula="of:=[.A22]&amp;[.B22]&amp;[.C22]" office:value-type="string" office:string-value="{ Nematomorpha, 7}">
            <text:p>{ Nematomorph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Nemertea">Nemertea</text:a></text:p>
          </table:table-cell>
          <table:table-cell office:value-type="string">
            <text:p>, 7}</text:p>
          </table:table-cell>
          <table:table-cell table:formula="of:=[.A23]&amp;[.B23]&amp;[.C23]" office:value-type="string" office:string-value="{ Nemertea, 7}">
            <text:p>{ Nemerte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Onychophora">Onychophora</text:a></text:p>
          </table:table-cell>
          <table:table-cell office:value-type="string">
            <text:p>, 7}</text:p>
          </table:table-cell>
          <table:table-cell table:formula="of:=[.A24]&amp;[.B24]&amp;[.C24]" office:value-type="string" office:string-value="{ Onychophora, 7}">
            <text:p>{ Onychophor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Petalonamae">Petalonamae</text:a></text:p>
          </table:table-cell>
          <table:table-cell office:value-type="string">
            <text:p>, 7}</text:p>
          </table:table-cell>
          <table:table-cell table:formula="of:=[.A25]&amp;[.B25]&amp;[.C25]" office:value-type="string" office:string-value="{ Petalonamae, 7}">
            <text:p>{ Petalonamae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Phoronid">Phoronida</text:a></text:p>
          </table:table-cell>
          <table:table-cell office:value-type="string">
            <text:p>, 7}</text:p>
          </table:table-cell>
          <table:table-cell table:formula="of:=[.A26]&amp;[.B26]&amp;[.C26]" office:value-type="string" office:string-value="{ Phoronida, 7}">
            <text:p>{ Phoronid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Placozoa">Placozoa</text:a></text:p>
          </table:table-cell>
          <table:table-cell office:value-type="string">
            <text:p>, 7}</text:p>
          </table:table-cell>
          <table:table-cell table:formula="of:=[.A27]&amp;[.B27]&amp;[.C27]" office:value-type="string" office:string-value="{ Placozoa, 7}">
            <text:p>{ Placozo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Platyhelminthes">Platyhelminthes</text:a></text:p>
          </table:table-cell>
          <table:table-cell office:value-type="string">
            <text:p>, 7}</text:p>
          </table:table-cell>
          <table:table-cell table:formula="of:=[.A28]&amp;[.B28]&amp;[.C28]" office:value-type="string" office:string-value="{ Platyhelminthes, 7}">
            <text:p>{ Platyhelminthes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Porifera">Porifera</text:a></text:p>
          </table:table-cell>
          <table:table-cell office:value-type="string">
            <text:p>, 7}</text:p>
          </table:table-cell>
          <table:table-cell table:formula="of:=[.A29]&amp;[.B29]&amp;[.C29]" office:value-type="string" office:string-value="{ Porifera, 7}">
            <text:p>{ Porifer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Priapulida">Priapulida</text:a></text:p>
          </table:table-cell>
          <table:table-cell office:value-type="string">
            <text:p>, 7}</text:p>
          </table:table-cell>
          <table:table-cell table:formula="of:=[.A30]&amp;[.B30]&amp;[.C30]" office:value-type="string" office:string-value="{ Priapulida, 7}">
            <text:p>{ Priapulid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Proarticulata">Proarticulata</text:a></text:p>
          </table:table-cell>
          <table:table-cell office:value-type="string">
            <text:p>, 7}</text:p>
          </table:table-cell>
          <table:table-cell table:formula="of:=[.A31]&amp;[.B31]&amp;[.C31]" office:value-type="string" office:string-value="{ Proarticulata, 7}">
            <text:p>{ Proarticulata, 7}</text:p>
          </table:table-cell>
        </table:table-row>
        <table:table-row table:style-name="ro2">
          <table:table-cell office:value-type="string">
            <text:p>{ </text:p>
          </table:table-cell>
          <table:table-cell office:value-type="string">
            <text:p><text:a xlink:href="https://en.wikipedia.org/wiki/Rhombozoa">Rhombozoa</text:a>(<text:a xlink:href="https://en.wikipedia.org/wiki/Dicyemida">Dicyemida</text:a>)</text:p>
          </table:table-cell>
          <table:table-cell office:value-type="string">
            <text:p>, 7}</text:p>
          </table:table-cell>
          <table:table-cell table:formula="of:=[.A32]&amp;[.B32]&amp;[.C32]" office:value-type="string" office:string-value="{ Rhombozoa(Dicyemida), 7}">
            <text:p>{ Rhombozoa(Dicyemida)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Rotifera">Rotifera</text:a></text:p>
          </table:table-cell>
          <table:table-cell office:value-type="string">
            <text:p>, 7}</text:p>
          </table:table-cell>
          <table:table-cell table:formula="of:=[.A33]&amp;[.B33]&amp;[.C33]" office:value-type="string" office:string-value="{ Rotifera, 7}">
            <text:p>{ Rotifer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Saccorhytida">Saccorhytida</text:a></text:p>
          </table:table-cell>
          <table:table-cell office:value-type="string">
            <text:p>, 7}</text:p>
          </table:table-cell>
          <table:table-cell table:formula="of:=[.A34]&amp;[.B34]&amp;[.C34]" office:value-type="string" office:string-value="{ Saccorhytida, 7}">
            <text:p>{ Saccorhytid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Tardigrada">Tardigrada</text:a></text:p>
          </table:table-cell>
          <table:table-cell office:value-type="string">
            <text:p>, 7}</text:p>
          </table:table-cell>
          <table:table-cell table:formula="of:=[.A35]&amp;[.B35]&amp;[.C35]" office:value-type="string" office:string-value="{ Tardigrada, 7}">
            <text:p>{ Tardigrad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Trilobozoa">Trilobozoa</text:a></text:p>
          </table:table-cell>
          <table:table-cell office:value-type="string">
            <text:p>, 7}</text:p>
          </table:table-cell>
          <table:table-cell table:formula="of:=[.A36]&amp;[.B36]&amp;[.C36]" office:value-type="string" office:string-value="{ Trilobozoa, 7}">
            <text:p>{ Trilobozo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Vetulicolia">Vetulicolia</text:a></text:p>
          </table:table-cell>
          <table:table-cell office:value-type="string">
            <text:p>, 7}</text:p>
          </table:table-cell>
          <table:table-cell table:formula="of:=[.A37]&amp;[.B37]&amp;[.C37]" office:value-type="string" office:string-value="{ Vetulicolia, 7}">
            <text:p>{ Vetulicolia, 7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Xenacoelomorpha">Xenacoelomorpha</text:a></text:p>
          </table:table-cell>
          <table:table-cell office:value-type="string">
            <text:p>, 7}</text:p>
          </table:table-cell>
          <table:table-cell table:formula="of:=[.A38]&amp;[.B38]&amp;[.C38]" office:value-type="string" office:string-value="{ Xenacoelomorpha, 7}">
            <text:p>{ Xenacoelomorpha, 7}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30">30-11-2022</text:date>, <text:time>02:1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vosselmans</meta:initial-creator>
    <meta:creation-date>2022-11-30T02:06:17.47</meta:creation-date>
    <dc:date>2022-11-30T02:14:12.90</dc:date>
    <dc:creator>eric vosselmans</dc:creator>
    <meta:editing-duration>PT7M55S</meta:editing-duration>
    <meta:editing-cycles>1</meta:editing-cycles>
    <meta:generator>OpenOffice/4.1.3$Win32 OpenOffice.org_project/413m1$Build-9783</meta:generator>
    <meta:document-statistic meta:table-count="3" meta:cell-count="152" meta:object-count="0"/>
  </office:meta>
</office:document-meta>
</file>